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1.3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1.0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DEMAND</text:p>
          </table:table-cell>
          <table:table-cell table:style-name="ce1" office:value-type="string" calcext:value-type="string">
            <text:p>FITS</text:p>
          </table:table-cell>
          <table:table-cell table:style-name="ce1" office:value-type="string" calcext:value-type="string">
            <text:p>RESI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04.333103501111" calcext:value-type="float">
            <text:p>104.333103501111</text:p>
          </table:table-cell>
          <table:table-cell office:value-type="float" office:value="25.6668964988891" calcext:value-type="float">
            <text:p>25.6668964988891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0" calcext:value-type="float">
            <text:p>150</text:p>
          </table:table-cell>
          <table:table-cell office:value-type="float" office:value="131.430322531219" calcext:value-type="float">
            <text:p>131.430322531219</text:p>
          </table:table-cell>
          <table:table-cell office:value-type="float" office:value="18.5696774687811" calcext:value-type="float">
            <text:p>18.5696774687811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0" calcext:value-type="float">
            <text:p>60</text:p>
          </table:table-cell>
          <table:table-cell office:value-type="float" office:value="120.139814602007" calcext:value-type="float">
            <text:p>120.139814602007</text:p>
          </table:table-cell>
          <table:table-cell office:value-type="float" office:value="-60.1398146020072" calcext:value-type="float">
            <text:p>-60.1398146020072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06.591205086953" calcext:value-type="float">
            <text:p>106.591205086953</text:p>
          </table:table-cell>
          <table:table-cell office:value-type="float" office:value="13.4087949130468" calcext:value-type="float">
            <text:p>13.4087949130468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22.39791618785" calcext:value-type="float">
            <text:p>122.39791618785</text:p>
          </table:table-cell>
          <table:table-cell office:value-type="float" office:value="-72.3979161878495" calcext:value-type="float">
            <text:p>-72.3979161878495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135.946525702904" calcext:value-type="float">
            <text:p>135.946525702904</text:p>
          </table:table-cell>
          <table:table-cell office:value-type="float" office:value="64.0534742970964" calcext:value-type="float">
            <text:p>64.053474297096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02.978242549605" calcext:value-type="float">
            <text:p>102.978242549605</text:p>
          </table:table-cell>
          <table:table-cell office:value-type="float" office:value="47.0217574503945" calcext:value-type="float">
            <text:p>47.021757450394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102.075001915269" calcext:value-type="float">
            <text:p>102.075001915269</text:p>
          </table:table-cell>
          <table:table-cell office:value-type="float" office:value="57.9249980847315" calcext:value-type="float">
            <text:p>57.9249980847315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113.36550984448" calcext:value-type="float">
            <text:p>113.36550984448</text:p>
          </table:table-cell>
          <table:table-cell office:value-type="float" office:value="-63.3655098444802" calcext:value-type="float">
            <text:p>-63.3655098444802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0" calcext:value-type="float">
            <text:p>40</text:p>
          </table:table-cell>
          <table:table-cell office:value-type="float" office:value="115.623611430323" calcext:value-type="float">
            <text:p>115.623611430323</text:p>
          </table:table-cell>
          <table:table-cell office:value-type="float" office:value="-75.6236114303225" calcext:value-type="float">
            <text:p>-75.6236114303225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80" calcext:value-type="float">
            <text:p>180</text:p>
          </table:table-cell>
          <table:table-cell office:value-type="float" office:value="133.688424117061" calcext:value-type="float">
            <text:p>133.688424117061</text:p>
          </table:table-cell>
          <table:table-cell office:value-type="float" office:value="46.3115758829388" calcext:value-type="float">
            <text:p>46.3115758829388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0" calcext:value-type="float">
            <text:p>130</text:p>
          </table:table-cell>
          <table:table-cell office:value-type="float" office:value="131.430322531219" calcext:value-type="float">
            <text:p>131.430322531219</text:p>
          </table:table-cell>
          <table:table-cell office:value-type="float" office:value="-1.43032253121888" calcext:value-type="float">
            <text:p>-1.43032253121888</text:p>
          </table:table-cell>
          <table:table-cell table:number-columns-repeated="4"/>
        </table:table-row>
        <table:table-row table:style-name="ro2" table:number-rows-repeated="4"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 table:number-columns-spanned="3" table:number-rows-spanned="1">
            <text:p>Regression Equation</text:p>
          </table:table-cell>
          <table:covered-table-cell table:number-columns-repeated="2" table:style-name="Default"/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DEMAN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9.8 + 0.0452 PRICE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4">
          <table:table-cell table:style-name="ce3" office:value-type="string" calcext:value-type="string">
            <text:p>Coefficients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Coef</text:p>
          </table:table-cell>
          <table:table-cell table:style-name="ce1" office:value-type="string" calcext:value-type="string">
            <text:p>SE Coef</text:p>
          </table:table-cell>
          <table:table-cell table:style-name="ce1" office:value-type="string" calcext:value-type="string" table:number-columns-spanned="2" table:number-rows-spanned="1">
            <text:p>95% CI</text:p>
          </table:table-cell>
          <table:covered-table-cell/>
          <table:table-cell table:style-name="ce1" office:value-type="string" calcext:value-type="string">
            <text:p>T-Value</text:p>
          </table:table-cell>
          <table:table-cell table:style-name="ce1" office:value-type="string" calcext:value-type="string">
            <text:p>P-Value</text:p>
          </table:table-cell>
          <table:table-cell table:style-name="ce1" office:value-type="string" calcext:value-type="string">
            <text:p>VIF</text:p>
          </table:table-cell>
        </table:table-row>
        <table:table-row table:style-name="ro1">
          <table:table-cell office:value-type="string" calcext:value-type="string">
            <text:p>Constant</text:p>
          </table:table-cell>
          <table:table-cell office:value-type="float" office:value="99.8" calcext:value-type="float">
            <text:p>99.8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(34.0,</text:p>
          </table:table-cell>
          <table:table-cell table:style-name="ce2" office:value-type="string" calcext:value-type="string">
            <text:p>165.7)</text:p>
          </table:table-cell>
          <table:table-cell table:style-name="ce2" office:value-type="float" office:value="3.38" calcext:value-type="float">
            <text:p>3.38</text:p>
          </table:table-cell>
          <table:table-cell table:style-name="ce2" office:value-type="float" office:value="0.007" calcext:value-type="float">
            <text:p>0.007</text:p>
          </table:table-cell>
          <table:table-cell table:style-name="ce5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603" calcext:value-type="float">
            <text:p>0.0603</text:p>
          </table:table-cell>
          <table:table-cell office:value-type="string" calcext:value-type="string">
            <text:p>(-0.0891,</text:p>
          </table:table-cell>
          <table:table-cell table:style-name="ce2" office:value-type="string" calcext:value-type="string">
            <text:p>0.1794)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471" calcext:value-type="float">
            <text:p>0.47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5">
          <table:table-cell table:style-name="ce3" office:value-type="string" calcext:value-type="string">
            <text:p>Model Summary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-sq</text:p>
          </table:table-cell>
          <table:table-cell table:style-name="ce1" office:value-type="string" calcext:value-type="string">
            <text:p>R-sq(adj)</text:p>
          </table:table-cell>
          <table:table-cell table:style-name="ce1" office:value-type="string" calcext:value-type="string">
            <text:p>PRESS</text:p>
          </table:table-cell>
          <table:table-cell table:style-name="ce1" office:value-type="string" calcext:value-type="string">
            <text:p>R-sq(pred)</text:p>
          </table:table-cell>
          <table:table-cell table:style-name="ce1" office:value-type="string" calcext:value-type="string">
            <text:p>AICc</text:p>
          </table:table-cell>
          <table:table-cell table:style-name="ce1" office:value-type="string" calcext:value-type="string">
            <text:p>BIC</text:p>
          </table:table-cell>
          <table:table-cell/>
        </table:table-row>
        <table:table-row table:style-name="ro1">
          <table:table-cell office:value-type="float" office:value="56.2066" calcext:value-type="float">
            <text:p>56.2066</text:p>
          </table:table-cell>
          <table:table-cell table:style-name="ce4" office:value-type="string" calcext:value-type="string">
            <text:p>5.32%</text:p>
          </table:table-cell>
          <table:table-cell table:style-name="ce4" office:value-type="string" calcext:value-type="string">
            <text:p>0.00%</text:p>
          </table:table-cell>
          <table:table-cell office:value-type="float" office:value="44504.2" calcext:value-type="float">
            <text:p>44504.2</text:p>
          </table:table-cell>
          <table:table-cell table:style-name="ce4" office:value-type="string" calcext:value-type="string">
            <text:p>0.00%</text:p>
          </table:table-cell>
          <table:table-cell table:style-name="ce2" office:value-type="float" office:value="137.56" calcext:value-type="float">
            <text:p>137.56</text:p>
          </table:table-cell>
          <table:table-cell table:style-name="ce2" office:value-type="float" office:value="136.02" calcext:value-type="float">
            <text:p>136.02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6">
          <table:table-cell table:style-name="ce3" office:value-type="string" calcext:value-type="string">
            <text:p>Analysis of Variance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Seq SS</text:p>
          </table:table-cell>
          <table:table-cell table:style-name="ce1" office:value-type="string" calcext:value-type="string">
            <text:p>Contribution</text:p>
          </table:table-cell>
          <table:table-cell table:style-name="ce1" office:value-type="string" calcext:value-type="string">
            <text:p>Adj SS</text:p>
          </table:table-cell>
          <table:table-cell table:style-name="ce1" office:value-type="string" calcext:value-type="string">
            <text:p>Adj MS</text:p>
          </table:table-cell>
          <table:table-cell table:style-name="ce1" office:value-type="string" calcext:value-type="string">
            <text:p>F-Value</text:p>
          </table:table-cell>
          <table:table-cell table:style-name="ce1" office:value-type="string" calcext:value-type="string">
            <text:p>P-Value</text:p>
          </table:table-cell>
        </table:table-row>
        <table:table-row table:style-name="ro1">
          <table:table-cell office:value-type="string" calcext:value-type="string">
            <text:p>Regression</text:p>
          </table:table-cell>
          <table:table-cell office:value-type="float" office:value="1" calcext:value-type="float">
            <text:p>1</text:p>
          </table:table-cell>
          <table:table-cell office:value-type="float" office:value="1774.9" calcext:value-type="float">
            <text:p>1774.9</text:p>
          </table:table-cell>
          <table:table-cell table:style-name="ce4" office:value-type="string" calcext:value-type="string">
            <text:p>5.32%</text:p>
          </table:table-cell>
          <table:table-cell table:number-columns-repeated="2" table:style-name="ce2" office:value-type="float" office:value="1774.9" calcext:value-type="float">
            <text:p>1774.9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471" calcext:value-type="float">
            <text:p>0.471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1" calcext:value-type="float">
            <text:p>1</text:p>
          </table:table-cell>
          <table:table-cell office:value-type="float" office:value="1774.9" calcext:value-type="float">
            <text:p>1774.9</text:p>
          </table:table-cell>
          <table:table-cell table:style-name="ce4" office:value-type="string" calcext:value-type="string">
            <text:p>5.32%</text:p>
          </table:table-cell>
          <table:table-cell table:number-columns-repeated="2" table:style-name="ce2" office:value-type="float" office:value="1774.9" calcext:value-type="float">
            <text:p>1774.9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471" calcext:value-type="float">
            <text:p>0.471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0" calcext:value-type="float">
            <text:p>10</text:p>
          </table:table-cell>
          <table:table-cell office:value-type="float" office:value="31591.8" calcext:value-type="float">
            <text:p>31591.8</text:p>
          </table:table-cell>
          <table:table-cell table:style-name="ce4" office:value-type="string" calcext:value-type="string">
            <text:p>94.68%</text:p>
          </table:table-cell>
          <table:table-cell table:style-name="ce2" office:value-type="float" office:value="31591.8" calcext:value-type="float">
            <text:p>31591.8</text:p>
          </table:table-cell>
          <table:table-cell table:style-name="ce2" office:value-type="float" office:value="3159.2" calcext:value-type="float">
            <text:p>3159.2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Lack-of-Fit</text:p>
          </table:table-cell>
          <table:table-cell office:value-type="float" office:value="9" calcext:value-type="float">
            <text:p>9</text:p>
          </table:table-cell>
          <table:table-cell office:value-type="float" office:value="31391.8" calcext:value-type="float">
            <text:p>31391.8</text:p>
          </table:table-cell>
          <table:table-cell table:style-name="ce4" office:value-type="string" calcext:value-type="string">
            <text:p>94.08%</text:p>
          </table:table-cell>
          <table:table-cell table:style-name="ce2" office:value-type="float" office:value="31391.8" calcext:value-type="float">
            <text:p>31391.8</text:p>
          </table:table-cell>
          <table:table-cell table:style-name="ce2" office:value-type="float" office:value="3488" calcext:value-type="float">
            <text:p>3488</text:p>
          </table:table-cell>
          <table:table-cell table:style-name="ce2" office:value-type="float" office:value="17.44" calcext:value-type="float">
            <text:p>17.44</text:p>
          </table:table-cell>
          <table:table-cell table:style-name="ce2" office:value-type="float" office:value="0.184" calcext:value-type="float">
            <text:p>0.184</text:p>
          </table:table-cell>
        </table:table-row>
        <table:table-row table:style-name="ro1">
          <table:table-cell office:value-type="string" calcext:value-type="string">
            <text:p>Pure Error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4" office:value-type="string" calcext:value-type="string">
            <text:p>0.60%</text:p>
          </table:table-cell>
          <table:table-cell table:number-columns-repeated="2" table:style-name="ce2" office:value-type="float" office:value="200" calcext:value-type="float">
            <text:p>20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1" calcext:value-type="float">
            <text:p>11</text:p>
          </table:table-cell>
          <table:table-cell office:value-type="float" office:value="33366.7" calcext:value-type="float">
            <text:p>33366.7</text:p>
          </table:table-cell>
          <table:table-cell table:style-name="ce4" office:value-type="string" calcext:value-type="string">
            <text:p>100.00%</text:p>
          </table:table-cell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5:50:28.314451687</meta:creation-date>
    <dc:date>2025-04-10T16:02:09.531977347</dc:date>
    <meta:editing-duration>PT39S</meta:editing-duration>
    <meta:editing-cycles>1</meta:editing-cycles>
    <meta:document-statistic meta:table-count="1" meta:cell-count="143" meta:object-count="0"/>
    <meta:generator>LibreOffice/24.2.7.2$Linux_X86_64 LibreOffice_project/420$Build-2</meta:generator>
  </office:meta>
</office:document-meta>
</file>